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9cf6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ffa4a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>
              <draw:g>
                <draw:g>
                  <draw:g>
                    <draw:custom-shape draw:style-name="gr1" draw:text-style-name="P1" draw:layer="layout" svg:width="0.539cm" svg:height="0.527cm" svg:x="21.829cm" svg:y="5.9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225cm" svg:y="5.92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829cm" svg:y="5.5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225cm" svg:y="5.5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702cm" svg:y="6.0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098cm" svg:y="6.0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702cm" svg:y="5.6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098cm" svg:y="5.6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619cm" svg:y="5.9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015cm" svg:y="5.92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619cm" svg:y="5.5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015cm" svg:y="5.5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492cm" svg:y="6.0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888cm" svg:y="6.0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492cm" svg:y="5.6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888cm" svg:y="5.6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829cm" svg:y="5.1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225cm" svg:y="5.1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829cm" svg:y="4.7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225cm" svg:y="4.7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702cm" svg:y="5.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098cm" svg:y="5.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702cm" svg:y="4.8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098cm" svg:y="4.8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619cm" svg:y="5.1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015cm" svg:y="5.1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619cm" svg:y="4.7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015cm" svg:y="4.7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492cm" svg:y="5.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888cm" svg:y="5.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492cm" svg:y="4.8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888cm" svg:y="4.8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  <draw:g>
                  <draw:g>
                    <draw:custom-shape draw:style-name="gr1" draw:text-style-name="P1" draw:layer="layout" svg:width="0.539cm" svg:height="0.527cm" svg:x="21.826cm" svg:y="4.3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222cm" svg:y="4.3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826cm" svg:y="3.9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222cm" svg:y="3.9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699cm" svg:y="4.4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095cm" svg:y="4.4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699cm" svg:y="4.0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095cm" svg:y="4.0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616cm" svg:y="4.3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012cm" svg:y="4.3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616cm" svg:y="3.9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012cm" svg:y="3.9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489cm" svg:y="4.4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885cm" svg:y="4.4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489cm" svg:y="4.0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885cm" svg:y="4.0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826cm" svg:y="3.5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222cm" svg:y="3.55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826cm" svg:y="3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222cm" svg:y="3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699cm" svg:y="3.6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095cm" svg:y="3.6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699cm" svg:y="3.2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095cm" svg:y="3.2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616cm" svg:y="3.5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012cm" svg:y="3.55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616cm" svg:y="3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012cm" svg:y="3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489cm" svg:y="3.6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885cm" svg:y="3.6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489cm" svg:y="3.2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885cm" svg:y="3.2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</draw:g>
              <draw:g>
                <draw:g>
                  <draw:g>
                    <draw:custom-shape draw:style-name="gr1" draw:text-style-name="P1" draw:layer="layout" svg:width="0.539cm" svg:height="0.527cm" svg:x="23.393cm" svg:y="5.9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789cm" svg:y="5.92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393cm" svg:y="5.5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789cm" svg:y="5.5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266cm" svg:y="6.0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662cm" svg:y="6.0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266cm" svg:y="5.6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662cm" svg:y="5.6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4.183cm" svg:y="5.9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579cm" svg:y="5.92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4.183cm" svg:y="5.5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579cm" svg:y="5.52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4.056cm" svg:y="6.0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452cm" svg:y="6.0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4.056cm" svg:y="5.6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452cm" svg:y="5.6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393cm" svg:y="5.1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789cm" svg:y="5.1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393cm" svg:y="4.7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789cm" svg:y="4.7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266cm" svg:y="5.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662cm" svg:y="5.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266cm" svg:y="4.8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662cm" svg:y="4.8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4.183cm" svg:y="5.1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579cm" svg:y="5.1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4.183cm" svg:y="4.7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579cm" svg:y="4.73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4.056cm" svg:y="5.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452cm" svg:y="5.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4.056cm" svg:y="4.8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452cm" svg:y="4.8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  <draw:g>
                  <draw:g>
                    <draw:custom-shape draw:style-name="gr1" draw:text-style-name="P1" draw:layer="layout" svg:width="0.539cm" svg:height="0.527cm" svg:x="23.39cm" svg:y="4.3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786cm" svg:y="4.3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39cm" svg:y="3.9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786cm" svg:y="3.9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263cm" svg:y="4.4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659cm" svg:y="4.4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263cm" svg:y="4.0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659cm" svg:y="4.0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4.18cm" svg:y="4.3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576cm" svg:y="4.3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4.18cm" svg:y="3.9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576cm" svg:y="3.94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4.053cm" svg:y="4.4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449cm" svg:y="4.4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4.053cm" svg:y="4.0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449cm" svg:y="4.0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39cm" svg:y="3.5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786cm" svg:y="3.55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39cm" svg:y="3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786cm" svg:y="3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263cm" svg:y="3.6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659cm" svg:y="3.6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263cm" svg:y="3.2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659cm" svg:y="3.2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4.18cm" svg:y="3.5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576cm" svg:y="3.55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4.18cm" svg:y="3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576cm" svg:y="3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4.053cm" svg:y="3.6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449cm" svg:y="3.68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4.053cm" svg:y="3.2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449cm" svg:y="3.2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</draw:g>
            </draw:g>
            <draw:g>
              <draw:g>
                <draw:g>
                  <draw:g>
                    <draw:custom-shape draw:style-name="gr1" draw:text-style-name="P1" draw:layer="layout" svg:width="0.539cm" svg:height="0.527cm" svg:x="21.569cm" svg:y="6.1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965cm" svg:y="6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569cm" svg:y="5.7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965cm" svg:y="5.7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442cm" svg:y="6.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838cm" svg:y="6.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442cm" svg:y="5.9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838cm" svg:y="5.9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359cm" svg:y="6.1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755cm" svg:y="6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359cm" svg:y="5.7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755cm" svg:y="5.7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232cm" svg:y="6.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628cm" svg:y="6.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232cm" svg:y="5.9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628cm" svg:y="5.9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569cm" svg:y="5.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965cm" svg:y="5.39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569cm" svg:y="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965cm" svg:y="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442cm" svg:y="5.5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838cm" svg:y="5.5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442cm" svg:y="5.1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838cm" svg:y="5.1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359cm" svg:y="5.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755cm" svg:y="5.39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359cm" svg:y="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755cm" svg:y="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232cm" svg:y="5.5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628cm" svg:y="5.5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232cm" svg:y="5.1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628cm" svg:y="5.1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  <draw:g>
                  <draw:g>
                    <draw:custom-shape draw:style-name="gr1" draw:text-style-name="P1" draw:layer="layout" svg:width="0.539cm" svg:height="0.527cm" svg:x="21.566cm" svg:y="4.6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962cm" svg:y="4.6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566cm" svg:y="4.2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962cm" svg:y="4.2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439cm" svg:y="4.7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835cm" svg:y="4.7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439cm" svg:y="4.3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835cm" svg:y="4.3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356cm" svg:y="4.6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752cm" svg:y="4.6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356cm" svg:y="4.2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752cm" svg:y="4.2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229cm" svg:y="4.7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625cm" svg:y="4.7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229cm" svg:y="4.3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625cm" svg:y="4.3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566cm" svg:y="3.8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962cm" svg:y="3.81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566cm" svg:y="3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962cm" svg:y="3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439cm" svg:y="3.94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835cm" svg:y="3.94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439cm" svg:y="3.5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835cm" svg:y="3.5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356cm" svg:y="3.8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752cm" svg:y="3.81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356cm" svg:y="3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752cm" svg:y="3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229cm" svg:y="3.94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625cm" svg:y="3.94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229cm" svg:y="3.5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625cm" svg:y="3.5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</draw:g>
              <draw:g>
                <draw:g>
                  <draw:g>
                    <draw:custom-shape draw:style-name="gr1" draw:text-style-name="P1" draw:layer="layout" svg:width="0.539cm" svg:height="0.527cm" svg:x="23.133cm" svg:y="6.1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529cm" svg:y="6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133cm" svg:y="5.7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529cm" svg:y="5.7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006cm" svg:y="6.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402cm" svg:y="6.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006cm" svg:y="5.9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402cm" svg:y="5.9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923cm" svg:y="6.1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319cm" svg:y="6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923cm" svg:y="5.7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319cm" svg:y="5.78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796cm" svg:y="6.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192cm" svg:y="6.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796cm" svg:y="5.9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192cm" svg:y="5.9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133cm" svg:y="5.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529cm" svg:y="5.39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133cm" svg:y="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529cm" svg:y="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006cm" svg:y="5.5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402cm" svg:y="5.5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006cm" svg:y="5.1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402cm" svg:y="5.1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923cm" svg:y="5.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319cm" svg:y="5.39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923cm" svg:y="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319cm" svg:y="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796cm" svg:y="5.5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192cm" svg:y="5.5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796cm" svg:y="5.1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192cm" svg:y="5.1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  <draw:g>
                  <draw:g>
                    <draw:custom-shape draw:style-name="gr1" draw:text-style-name="P1" draw:layer="layout" svg:width="0.539cm" svg:height="0.527cm" svg:x="23.13cm" svg:y="4.6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526cm" svg:y="4.6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13cm" svg:y="4.2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526cm" svg:y="4.2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003cm" svg:y="4.7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399cm" svg:y="4.7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003cm" svg:y="4.3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399cm" svg:y="4.3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92cm" svg:y="4.6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316cm" svg:y="4.6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92cm" svg:y="4.2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316cm" svg:y="4.20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793cm" svg:y="4.7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189cm" svg:y="4.7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793cm" svg:y="4.3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189cm" svg:y="4.3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13cm" svg:y="3.8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526cm" svg:y="3.81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13cm" svg:y="3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526cm" svg:y="3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003cm" svg:y="3.94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399cm" svg:y="3.94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003cm" svg:y="3.5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399cm" svg:y="3.5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92cm" svg:y="3.8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316cm" svg:y="3.81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92cm" svg:y="3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316cm" svg:y="3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793cm" svg:y="3.94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189cm" svg:y="3.94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793cm" svg:y="3.5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189cm" svg:y="3.5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</draw:g>
            </draw:g>
          </draw:g>
          <draw:g>
            <draw:g>
              <draw:g>
                <draw:g>
                  <draw:g>
                    <draw:custom-shape draw:style-name="gr1" draw:text-style-name="P1" draw:layer="layout" svg:width="0.539cm" svg:height="0.527cm" svg:x="21.322cm" svg:y="6.4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718cm" svg:y="6.42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322cm" svg:y="6.0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718cm" svg:y="6.0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195cm" svg:y="6.5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591cm" svg:y="6.5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195cm" svg:y="6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591cm" svg:y="6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112cm" svg:y="6.4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508cm" svg:y="6.42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112cm" svg:y="6.0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508cm" svg:y="6.0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985cm" svg:y="6.5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381cm" svg:y="6.5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985cm" svg:y="6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381cm" svg:y="6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322cm" svg:y="5.6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718cm" svg:y="5.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322cm" svg:y="5.2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718cm" svg:y="5.2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195cm" svg:y="5.7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591cm" svg:y="5.7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195cm" svg:y="5.37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591cm" svg:y="5.37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112cm" svg:y="5.6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508cm" svg:y="5.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112cm" svg:y="5.2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508cm" svg:y="5.2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985cm" svg:y="5.7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381cm" svg:y="5.7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985cm" svg:y="5.37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381cm" svg:y="5.37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  <draw:g>
                  <draw:g>
                    <draw:custom-shape draw:style-name="gr1" draw:text-style-name="P1" draw:layer="layout" svg:width="0.539cm" svg:height="0.527cm" svg:x="21.319cm" svg:y="4.8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715cm" svg:y="4.8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319cm" svg:y="4.4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715cm" svg:y="4.4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192cm" svg:y="4.9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588cm" svg:y="4.9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192cm" svg:y="4.5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588cm" svg:y="4.5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109cm" svg:y="4.8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505cm" svg:y="4.8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109cm" svg:y="4.4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505cm" svg:y="4.4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982cm" svg:y="4.9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378cm" svg:y="4.9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982cm" svg:y="4.5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378cm" svg:y="4.5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319cm" svg:y="4.0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715cm" svg:y="4.0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319cm" svg:y="3.6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715cm" svg:y="3.6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192cm" svg:y="4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588cm" svg:y="4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192cm" svg:y="3.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588cm" svg:y="3.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109cm" svg:y="4.0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505cm" svg:y="4.0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109cm" svg:y="3.6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505cm" svg:y="3.6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982cm" svg:y="4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378cm" svg:y="4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982cm" svg:y="3.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378cm" svg:y="3.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</draw:g>
              <draw:g>
                <draw:g>
                  <draw:g>
                    <draw:custom-shape draw:style-name="gr1" draw:text-style-name="P1" draw:layer="layout" svg:width="0.539cm" svg:height="0.527cm" svg:x="22.886cm" svg:y="6.4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282cm" svg:y="6.42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886cm" svg:y="6.0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282cm" svg:y="6.0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759cm" svg:y="6.5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155cm" svg:y="6.5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759cm" svg:y="6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155cm" svg:y="6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676cm" svg:y="6.4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072cm" svg:y="6.42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676cm" svg:y="6.0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072cm" svg:y="6.03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549cm" svg:y="6.5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945cm" svg:y="6.55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549cm" svg:y="6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945cm" svg:y="6.15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886cm" svg:y="5.6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282cm" svg:y="5.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886cm" svg:y="5.2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282cm" svg:y="5.2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759cm" svg:y="5.7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155cm" svg:y="5.7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759cm" svg:y="5.37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155cm" svg:y="5.37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676cm" svg:y="5.6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072cm" svg:y="5.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676cm" svg:y="5.2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072cm" svg:y="5.24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549cm" svg:y="5.7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945cm" svg:y="5.76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549cm" svg:y="5.37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945cm" svg:y="5.37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  <draw:g>
                  <draw:g>
                    <draw:custom-shape draw:style-name="gr1" draw:text-style-name="P1" draw:layer="layout" svg:width="0.539cm" svg:height="0.527cm" svg:x="22.883cm" svg:y="4.8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279cm" svg:y="4.8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883cm" svg:y="4.4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279cm" svg:y="4.4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756cm" svg:y="4.9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152cm" svg:y="4.9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756cm" svg:y="4.5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152cm" svg:y="4.5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673cm" svg:y="4.8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069cm" svg:y="4.84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673cm" svg:y="4.4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069cm" svg:y="4.453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546cm" svg:y="4.9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942cm" svg:y="4.97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546cm" svg:y="4.5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942cm" svg:y="4.5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883cm" svg:y="4.0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279cm" svg:y="4.0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883cm" svg:y="3.6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279cm" svg:y="3.6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756cm" svg:y="4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152cm" svg:y="4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756cm" svg:y="3.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152cm" svg:y="3.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673cm" svg:y="4.0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4.069cm" svg:y="4.0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673cm" svg:y="3.6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4.069cm" svg:y="3.66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546cm" svg:y="4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942cm" svg:y="4.18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546cm" svg:y="3.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942cm" svg:y="3.7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</draw:g>
            </draw:g>
            <draw:g>
              <draw:g>
                <draw:g>
                  <draw:g>
                    <draw:custom-shape draw:style-name="gr1" draw:text-style-name="P1" draw:layer="layout" svg:width="0.539cm" svg:height="0.527cm" svg:x="21.062cm" svg:y="6.6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458cm" svg:y="6.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062cm" svg:y="6.2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458cm" svg:y="6.2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0.935cm" svg:y="6.8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331cm" svg:y="6.8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0.935cm" svg:y="6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331cm" svg:y="6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852cm" svg:y="6.6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248cm" svg:y="6.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852cm" svg:y="6.2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248cm" svg:y="6.2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725cm" svg:y="6.8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121cm" svg:y="6.8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725cm" svg:y="6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121cm" svg:y="6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062cm" svg:y="5.9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458cm" svg:y="5.90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062cm" svg:y="5.5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458cm" svg:y="5.5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0.935cm" svg:y="6.0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331cm" svg:y="6.0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0.935cm" svg:y="5.6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331cm" svg:y="5.6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852cm" svg:y="5.9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248cm" svg:y="5.90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852cm" svg:y="5.5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248cm" svg:y="5.5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725cm" svg:y="6.0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121cm" svg:y="6.0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725cm" svg:y="5.6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121cm" svg:y="5.6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  <draw:g>
                  <draw:g>
                    <draw:custom-shape draw:style-name="gr1" draw:text-style-name="P1" draw:layer="layout" svg:width="0.539cm" svg:height="0.527cm" svg:x="21.059cm" svg:y="5.1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455cm" svg:y="5.1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059cm" svg:y="4.7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455cm" svg:y="4.7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0.932cm" svg:y="5.2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328cm" svg:y="5.2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0.932cm" svg:y="4.8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328cm" svg:y="4.8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849cm" svg:y="5.1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245cm" svg:y="5.1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849cm" svg:y="4.7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245cm" svg:y="4.7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722cm" svg:y="5.2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118cm" svg:y="5.2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722cm" svg:y="4.8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118cm" svg:y="4.8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059cm" svg:y="4.3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455cm" svg:y="4.3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059cm" svg:y="3.9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455cm" svg:y="3.9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0.932cm" svg:y="4.4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1.328cm" svg:y="4.4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0.932cm" svg:y="4.05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1.328cm" svg:y="4.05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1.849cm" svg:y="4.3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245cm" svg:y="4.3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849cm" svg:y="3.9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245cm" svg:y="3.9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1.722cm" svg:y="4.4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118cm" svg:y="4.4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1.722cm" svg:y="4.05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118cm" svg:y="4.05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</draw:g>
              <draw:g>
                <draw:g>
                  <draw:g>
                    <draw:custom-shape draw:style-name="gr1" draw:text-style-name="P1" draw:layer="layout" svg:width="0.539cm" svg:height="0.527cm" svg:x="22.626cm" svg:y="6.6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022cm" svg:y="6.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626cm" svg:y="6.2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022cm" svg:y="6.2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499cm" svg:y="6.8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895cm" svg:y="6.8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499cm" svg:y="6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895cm" svg:y="6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416cm" svg:y="6.6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812cm" svg:y="6.69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416cm" svg:y="6.2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812cm" svg:y="6.29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289cm" svg:y="6.8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685cm" svg:y="6.81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289cm" svg:y="6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685cm" svg:y="6.42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626cm" svg:y="5.9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022cm" svg:y="5.90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626cm" svg:y="5.5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022cm" svg:y="5.5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499cm" svg:y="6.0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895cm" svg:y="6.0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499cm" svg:y="5.6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895cm" svg:y="5.6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416cm" svg:y="5.9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812cm" svg:y="5.90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416cm" svg:y="5.5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812cm" svg:y="5.50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289cm" svg:y="6.0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685cm" svg:y="6.02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289cm" svg:y="5.6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685cm" svg:y="5.63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  <draw:g>
                  <draw:g>
                    <draw:custom-shape draw:style-name="gr1" draw:text-style-name="P1" draw:layer="layout" svg:width="0.539cm" svg:height="0.527cm" svg:x="22.623cm" svg:y="5.1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019cm" svg:y="5.1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623cm" svg:y="4.7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019cm" svg:y="4.7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496cm" svg:y="5.2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892cm" svg:y="5.2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496cm" svg:y="4.8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892cm" svg:y="4.8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413cm" svg:y="5.1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809cm" svg:y="5.1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413cm" svg:y="4.7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809cm" svg:y="4.71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286cm" svg:y="5.2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682cm" svg:y="5.23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286cm" svg:y="4.8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682cm" svg:y="4.84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2.623cm" svg:y="4.3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019cm" svg:y="4.3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623cm" svg:y="3.9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019cm" svg:y="3.9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2.496cm" svg:y="4.4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2.892cm" svg:y="4.4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2.496cm" svg:y="4.05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2.892cm" svg:y="4.05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  <draw:g>
                    <draw:custom-shape draw:style-name="gr1" draw:text-style-name="P1" draw:layer="layout" svg:width="0.539cm" svg:height="0.527cm" svg:x="23.413cm" svg:y="4.3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809cm" svg:y="4.32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413cm" svg:y="3.9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809cm" svg:y="3.925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7cm" svg:x="23.286cm" svg:y="4.4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7cm" svg:x="23.682cm" svg:y="4.446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9cm" svg:height="0.526cm" svg:x="23.286cm" svg:y="4.05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  <draw:custom-shape draw:style-name="gr1" draw:text-style-name="P1" draw:layer="layout" svg:width="0.538cm" svg:height="0.526cm" svg:x="23.682cm" svg:y="4.051cm">
                      <text:p/>
    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    <draw:equation draw:name="f0" draw:formula="$0 "/>
                        <draw:equation draw:name="f1" draw:formula="top+?f0 "/>
                        <draw:equation draw:name="f2" draw:formula="left+?f0 "/>
                        <draw:equation draw:name="f3" draw:formula="bottom-?f0 "/>
                        <draw:equation draw:name="f4" draw:formula="right-?f0 "/>
                        <draw:equation draw:name="f5" draw:formula="right-?f2 "/>
                        <draw:equation draw:name="f6" draw:formula="?f5 /2"/>
                        <draw:equation draw:name="f7" draw:formula="?f2 +?f6 "/>
                        <draw:equation draw:name="f8" draw:formula="bottom-?f1 "/>
                        <draw:equation draw:name="f9" draw:formula="?f8 /2"/>
                        <draw:equation draw:name="f10" draw:formula="?f1 +?f9 "/>
                        <draw:equation draw:name="f11" draw:formula="right"/>
                        <draw:equation draw:name="f12" draw:formula="bottom"/>
                        <draw:handle draw:handle-position="left $0" draw:handle-switched="true" draw:handle-range-y-minimum="0" draw:handle-range-y-maximum="21600"/>
                      </draw:enhanced-geometry>
                    </draw:custom-shape>
                  </draw:g>
                </draw:g>
              </draw:g>
            </draw:g>
          </draw:g>
        </draw:g>
        <draw:g>
          <draw:custom-shape draw:style-name="gr2" draw:text-style-name="P1" draw:layer="layout" svg:width="2.121cm" svg:height="2.123cm" svg:x="9.014cm" svg:y="4.77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2.12cm" svg:height="2.123cm" svg:x="10.601cm" svg:y="4.75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2.121cm" svg:height="2.123cm" svg:x="9.014cm" svg:y="3.15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2.12cm" svg:height="2.123cm" svg:x="10.605cm" svg:y="3.15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2.12cm" svg:height="2.123cm" svg:x="8.496cm" svg:y="5.27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2.12cm" svg:height="2.123cm" svg:x="10.088cm" svg:y="5.27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2.12cm" svg:height="2.123cm" svg:x="8.496cm" svg:y="3.68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2.12cm" svg:height="2.123cm" svg:x="10.086cm" svg:y="3.68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g>
            <draw:g>
              <draw:custom-shape draw:style-name="gr3" draw:text-style-name="P1" draw:layer="layout" svg:width="1.07cm" svg:height="1.061cm" svg:x="15.424cm" svg:y="5.537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6.209cm" svg:y="5.53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5.424cm" svg:y="4.73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6.209cm" svg:y="4.73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1cm" svg:x="15.172cm" svg:y="5.781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61cm" svg:x="15.958cm" svg:y="5.781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59cm" svg:x="15.172cm" svg:y="4.98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59cm" svg:x="15.958cm" svg:y="4.98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3" draw:text-style-name="P1" draw:layer="layout" svg:width="1.07cm" svg:height="1.061cm" svg:x="17.015cm" svg:y="5.537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8cm" svg:y="5.53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015cm" svg:y="4.73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8cm" svg:y="4.73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1cm" svg:x="16.763cm" svg:y="5.781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61cm" svg:x="17.549cm" svg:y="5.781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59cm" svg:x="16.763cm" svg:y="4.98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59cm" svg:x="17.549cm" svg:y="4.98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3" draw:text-style-name="P1" draw:layer="layout" svg:width="1.07cm" svg:height="1.061cm" svg:x="15.424cm" svg:y="3.96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6.209cm" svg:y="3.957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5.424cm" svg:y="3.15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6.209cm" svg:y="3.15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1cm" svg:x="15.172cm" svg:y="4.208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61cm" svg:x="15.958cm" svg:y="4.208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59cm" svg:x="15.172cm" svg:y="3.411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59cm" svg:x="15.958cm" svg:y="3.411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3" draw:text-style-name="P1" draw:layer="layout" svg:width="1.07cm" svg:height="1.061cm" svg:x="17.015cm" svg:y="3.96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8cm" svg:y="3.957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015cm" svg:y="3.15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8cm" svg:y="3.15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1cm" svg:x="16.763cm" svg:y="4.208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61cm" svg:x="17.549cm" svg:y="4.208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59cm" svg:x="16.763cm" svg:y="3.411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59cm" svg:x="17.549cm" svg:y="3.411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  <draw:g>
            <draw:g>
              <draw:custom-shape draw:style-name="gr3" draw:text-style-name="P1" draw:layer="layout" svg:width="1.07cm" svg:height="1.061cm" svg:x="14.914cm" svg:y="6.045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5.699cm" svg:y="6.038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4.914cm" svg:y="5.2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5.699cm" svg:y="5.2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1cm" svg:x="14.662cm" svg:y="6.28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61cm" svg:x="15.448cm" svg:y="6.28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59cm" svg:x="14.662cm" svg:y="5.49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59cm" svg:x="15.448cm" svg:y="5.49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3" draw:text-style-name="P1" draw:layer="layout" svg:width="1.07cm" svg:height="1.061cm" svg:x="16.505cm" svg:y="6.045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29cm" svg:y="6.038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6.505cm" svg:y="5.2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29cm" svg:y="5.2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1cm" svg:x="16.253cm" svg:y="6.28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61cm" svg:x="17.039cm" svg:y="6.28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59cm" svg:x="16.253cm" svg:y="5.49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59cm" svg:x="17.039cm" svg:y="5.49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3" draw:text-style-name="P1" draw:layer="layout" svg:width="1.07cm" svg:height="1.061cm" svg:x="14.914cm" svg:y="4.47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5.699cm" svg:y="4.465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4.914cm" svg:y="3.667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5.699cm" svg:y="3.667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1cm" svg:x="14.662cm" svg:y="4.716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61cm" svg:x="15.448cm" svg:y="4.716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59cm" svg:x="14.662cm" svg:y="3.91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59cm" svg:x="15.448cm" svg:y="3.91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3" draw:text-style-name="P1" draw:layer="layout" svg:width="1.07cm" svg:height="1.061cm" svg:x="16.505cm" svg:y="4.47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29cm" svg:y="4.465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6.505cm" svg:y="3.667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cm" svg:x="17.29cm" svg:y="3.667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61cm" svg:x="16.253cm" svg:y="4.716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61cm" svg:x="17.039cm" svg:y="4.716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7cm" svg:height="1.059cm" svg:x="16.253cm" svg:y="3.91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069cm" svg:height="1.059cm" svg:x="17.039cm" svg:y="3.91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</draw:g>
        <draw:custom-shape draw:style-name="gr4" draw:text-style-name="P1" draw:layer="layout" svg:width="4.216cm" svg:height="4.242cm" svg:x="2.626cm" svg:y="3.1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89cm" svg:height="0.381cm" svg:x="7.25cm" svg:y="5.0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889cm" svg:height="0.381cm" svg:x="13.227cm" svg:y="5.0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889cm" svg:height="0.381cm" svg:x="19.404cm" svg:y="5.0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eier</meta:initial-creator>
    <meta:creation-date>2014-07-11T14:17:48.853078386</meta:creation-date>
    <dc:date>2014-07-16T09:34:03.310355805</dc:date>
    <dc:creator>David Geier</dc:creator>
    <meta:editing-duration>PT6M8S</meta:editing-duration>
    <meta:editing-cycles>6</meta:editing-cycles>
    <meta:generator>LibreOffice/4.2.4.2$Linux_X86_64 LibreOffice_project/420m0$Build-2</meta:generator>
    <meta:document-statistic meta:object-count="695"/>
  </office:meta>
</office:document-meta>
</file>